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99in"/>
    </style:style>
    <style:style style:name="co2" style:family="table-column">
      <style:table-column-properties fo:break-before="auto" style:column-width="2.6118in"/>
    </style:style>
    <style:style style:name="co3" style:family="table-column">
      <style:table-column-properties fo:break-before="auto" style:column-width="2.7098in"/>
    </style:style>
    <style:style style:name="co4" style:family="table-column">
      <style:table-column-properties fo:break-before="auto" style:column-width="2.7425in"/>
    </style:style>
    <style:style style:name="co5" style:family="table-column">
      <style:table-column-properties fo:break-before="auto" style:column-width="2.4484in"/>
    </style:style>
    <style:style style:name="co6" style:family="table-column">
      <style:table-column-properties fo:break-before="auto" style:column-width="2.0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ompany</text:p>
          </table:table-cell>
          <table:table-cell table:style-name="ce3" office:value-type="string" calcext:value-type="string">
            <text:p>Aged Balance For</text:p>
          </table:table-cell>
          <table:table-cell table:style-name="ce3" office:value-type="string" calcext:value-type="string">
            <text:p>Report dat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<text:a xlink:href="relatorio://company.rec_name" xlink:type="simple">company.rec_name</text:a></text:p>
          </table:table-cell>
          <table:table-cell office:value-type="string" calcext:value-type="string">
            <text:p><text:a xlink:href="relatorio://type" xlink:type="simple">type</text:a></text:p>
          </table:table-cell>
          <table:table-cell office:value-type="string" calcext:value-type="string">
            <text:p><text:a xlink:href="relatorio://format_date(datetime.date.today(),%20user.language)" xlink:type="simple">format_date(datetime.date.today(), user.language)</text:a>  (<text:a xlink:href="relatorio://datetime.datetime.today().strftime('%H:%M:%S')" xlink:type="simple">datetime.datetime.today().strftime('%H:%M:%S')</text:a>)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arty</text:p>
          </table:table-cell>
          <table:table-cell office:value-type="string" calcext:value-type="string">
            <text:p><text:a xlink:href="relatorio://str(term0)" xlink:type="simple">str(term0)</text:a> <text:a xlink:href="relatorio://unit" xlink:type="simple">unit</text:a></text:p>
          </table:table-cell>
          <table:table-cell office:value-type="string" calcext:value-type="string">
            <text:p><text:a xlink:href="relatorio://str(term1)" xlink:type="simple">str(term1)</text:a> <text:a xlink:href="relatorio://unit" xlink:type="simple">unit</text:a></text:p>
          </table:table-cell>
          <table:table-cell table:style-name="ce2" office:value-type="string" calcext:value-type="string">
            <text:p><text:a xlink:href="relatorio://str(term2)" xlink:type="simple">str(term2)</text:a> <text:a xlink:href="relatorio://unit" xlink:type="simple">unit</text:a></text:p>
          </table:table-cell>
          <table:table-cell table:style-name="ce4" office:value-type="string" calcext:value-type="string">
            <text:p><text:a xlink:href="relatorio://str(term3)" xlink:type="simple">str(term3)</text:a> <text:a xlink:href="relatorio://unit" xlink:type="simple">unit</text:a></text:p>
          </table:table-cell>
          <table:table-cell table:style-name="ce3" office:value-type="string" calcext:value-type="string">
            <text:p>Balance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<text:a xlink:href="relatorio://for%20each=%22record%20in%20records%22" xlink:type="simple">for each="record in records"</text:a></text:p>
          </table:table-cell>
          <table:covered-table-cell table:number-columns-repeated="2"/>
          <table:covered-table-cell table:number-columns-repeated="3" table:style-name="ce2"/>
        </table:table-row>
        <table:table-row table:style-name="ro1">
          <table:table-cell table:style-name="ce2" office:value-type="string" calcext:value-type="string">
            <text:p><text:a xlink:href="relatorio://record.party.rec_name" xlink:type="simple">record.party.rec_name</text:a></text:p>
          </table:table-cell>
          <table:table-cell office:value-type="string" calcext:value-type="string">
            <text:p><text:a xlink:href="relatorio://format_currency(record.term0,%20user.language,%20currency=company.currency,%20symbol=False)or%20''" xlink:type="simple">format_currency(record.term0, user.language, currency=company.currency, symbol=False)or ''</text:a></text:p>
          </table:table-cell>
          <table:table-cell office:value-type="string" calcext:value-type="string">
            <text:p><text:a xlink:href="relatorio://format_currency(record.term1, user.language, currency=company.currency, symbol=False) or ''" xlink:type="simple">format_currency(record.term1, user.language, currency=company.currency, symbol=False) or ''</text:a></text:p>
          </table:table-cell>
          <table:table-cell table:style-name="ce2" office:value-type="string" calcext:value-type="string">
            <text:p><text:a xlink:href="relatorio://format_currency(record.term2, user.language, currency=company.currency, symbol=False) or ''" xlink:type="simple">format_currency(record.term2, user.language, currency=company.currency, symbol=False) or ''</text:a></text:p>
          </table:table-cell>
          <table:table-cell table:style-name="ce2" office:value-type="string" calcext:value-type="string">
            <text:p><text:a xlink:href="relatorio://format_currency(record.term3, user.language, currency=company.currency, symbol=False) or ''" xlink:type="simple">format_currency(record.term3, user.language, currency=company.currency, symbol=False) or ''</text:a></text:p>
          </table:table-cell>
          <table:table-cell table:style-name="ce2" office:value-type="string" calcext:value-type="string">
            <text:p><text:a xlink:href="relatorio://format_currency(record.balance, user.language, currency=company.currency, symbol=False) or ''" xlink:type="simple">format_currency(record.balance, user.language, currency=company.currency, symbol=False) or ''</text:a></text:p>
          </table:table-cell>
        </table:table-row>
        <table:table-row table:style-name="ro1">
          <table:table-cell table:style-name="ce2" office:value-type="string" calcext:value-type="string" table:number-columns-spanned="6" table:number-rows-spanned="1">
            <text:p><text:a xlink:href="relatorio:///for" xlink:type="simple">/for</text:a></text:p>
          </table:table-cell>
          <table:covered-table-cell table:number-columns-repeated="2"/>
          <table:covered-table-cell table:number-columns-repeated="3" table:style-name="ce2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office:value-type="string" calcext:value-type="string">
            <text:p><text:a xlink:href="relatorio://format_currency(sum(records, 'term0'), user.language, currency=company.currency, symbol=False)" xlink:type="simple">format_currency(sum(records, 'term0'), user.language, currency=company.currency, symbol=False)</text:a></text:p>
          </table:table-cell>
          <table:table-cell office:value-type="string" calcext:value-type="string">
            <text:p><text:a xlink:href="relatorio://format_currency(sum(records, 'term1'), user.language, currency=company.currency, symbol=False)" xlink:type="simple">format_currency(sum(records, 'term1'), user.language, currency=company.currency, symbol=False)</text:a></text:p>
          </table:table-cell>
          <table:table-cell table:style-name="ce2" office:value-type="string" calcext:value-type="string">
            <text:p><text:a xlink:href="relatorio://format_currency(sum(records, 'term2'), user.language, currency=company.currency, symbol=False)" xlink:type="simple">format_currency(sum(records, 'term2'), user.language, currency=company.currency, symbol=False)</text:a></text:p>
          </table:table-cell>
          <table:table-cell table:style-name="ce2" office:value-type="string" calcext:value-type="string">
            <text:p><text:a xlink:href="relatorio://format_currency(sum(records, 'term3'), user.language, currency=company.currency, symbol=False)" xlink:type="simple">format_currency(sum(records, 'term3'), user.language, currency=company.currency, symbol=False)</text:a></text:p>
          </table:table-cell>
          <table:table-cell table:style-name="ce2" office:value-type="string" calcext:value-type="string">
            <text:p><text:a xlink:href="relatorio://format_currency(sum(records, 'balance'), user.language, currency=company.currency, symbol=False)" xlink:type="simple">format_currency(sum(records, 'balance'), user.language, currency=company.currency, symbol=False)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7:58:36.002945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7-08-25T18:26:05.218548126</meta:creation-date>
    <dc:date>2017-09-01T18:03:09.122807947</dc:date>
    <dc:creator>adrien </dc:creator>
    <meta:editing-duration>PT1H45M49S</meta:editing-duration>
    <meta:editing-cycles>19</meta:editing-cycles>
    <meta:generator>LibreOffice/4.3.3.2$Linux_X86_64 LibreOffice_project/430m0$Build-2</meta:generator>
    <meta:document-statistic meta:table-count="1" meta:cell-count="26" meta:object-count="0"/>
  </office:meta>
</office:document-meta>
</file>